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3_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, Essene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8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2">8th lecture on Post-Biblical/</text:p>
      <text:p text:style-name="P2">History./</text:p>
      <text:p text:style-name="P2"/>
      <text:p text:style-name="P3">[Page 1]</text:p>
      <text:p text:style-name="P3">Brethren. <text:s/>It was comparatively easy to acquaint you with/ the origin of the sect of the Sadducees, for I drew my in-/-formation from <text:span text:style-name="T1">Jewish</text:span><text:span text:style-name="T3"> sources, </text:span><text:span text:style-name="T1">as and</text:span><text:span text:style-name="T3"> which are mostly agreed </text:span><text:span text:style-name="T1">upon</text:span><text:span text:style-name="T3"> to by/ Jewish scholars. <text:s/></text:span><text:span text:style-name="T1">But</text:span><text:span text:style-name="T3"> It is </text:span><text:span text:style-name="T1">far from</text:span><text:span text:style-name="T3"> however, anything but easy to tell, with/ </text:span><text:span text:style-name="T1">anything approaching</text:span><text:span text:style-name="T3"> historical exactness, what gave/ rise to the sect of the Essenes, and whence the name/ it took </text:span><text:span text:style-name="T1">was</text:span><text:span text:style-name="T3"> has been derived. <text:s/>The Talmudists are silent on/ the subject. <text:s/>Frequently as they </text:span><text:span text:style-name="T1">mention</text:span><text:span text:style-name="T3"> allude in their writings to the Sadducees,/ it did not occur to them once to mention the existence/ of a separate religious body, called "Essenes". <text:s/>This peculiar/ circumstance, leads me to believe that the Rabbis did/ not look upon the Essenes as seceders or schismatics,/ but considered them as </text:span><text:span text:style-name="T1">belonging to the general mass bulk</text:span><text:span text:style-name="T3"> an integral part of the general masses of/ </text:span><text:span text:style-name="T1">our</text:span><text:span text:style-name="T3"> the Hebrew people./</text:span></text:p>
      <text:p text:style-name="P3"><text:span text:style-name="T3">Josephus, the</text:span><text:span text:style-name="T1">ir</text:span><text:span text:style-name="T3"> contemporary of that sect, and who in his autobiography makes/ the questionable statement </text:span><text:span text:style-name="T1">that</text:span><text:span text:style-name="T3"> of having at one time </text:span><text:span text:style-name="T1">he lived</text:span><text:span text:style-name="T3"> become af-/-filiated to </text:span><text:span text:style-name="T1">their sect</text:span><text:span text:style-name="T3"> it, describes </text:span><text:span text:style-name="T1">then</text:span><text:span text:style-name="T3"> its votaries as enthusiasts; as/ men totally indifferent to worldly honors or mundane pleasures--living/ upon little, which they shared in common, </text:span><text:span text:style-name="T1">unswervedly</text:span><text:span text:style-name="T3"> as men tenaciously strict/ in the observance of precepts and ceremonies, </text:span><text:span text:style-name="T1">and</text:span><text:span text:style-name="T3"> men who were willing/</text:span></text:p>
      <text:p text:style-name="P6"/>
      <text:p text:style-name="P6">[Page 2]</text:p>
      <text:p text:style-name="P3"><text:soft-page-break/><text:span text:style-name="T3">to </text:span><text:span text:style-name="T1">submit to any</text:span><text:span text:style-name="T3"> bear suffering rather than swerve from/ duty or prevaricate. <text:s/>Nor is Josephus the only authority,/ who gives the Essenes a </text:span><text:span text:style-name="T1">high</text:span><text:span text:style-name="T3"> character for </text:span><text:span text:style-name="T1">religion and</text:span><text:span text:style-name="T3"> </text:span><text:span text:style-name="T1">pure</text:span><text:span text:style-name="T3"> religiousness and pure/ morality. <text:s/>Another person, </text:span><text:span text:style-name="T1">whom I respect more</text:span><text:span text:style-name="T3"> still more trustworthy, I thinks than/ our historian, </text:span><text:span text:style-name="T1">represents them described</text:span><text:span text:style-name="T3"> pictures their </text:span><text:span text:style-name="T1">lens of conduct</text:span><text:span text:style-name="T3"> demeanour in/ glowing terms. <text:s/>Philo </text:span><text:span text:style-name="T1">Judea</text:span><text:span text:style-name="T3"> Judaeus of Alexandria--illustrious/ for his varied learning and for the services he once ren-/-dered his nation--, has recorded </text:span><text:span text:style-name="T1">this</text:span><text:span text:style-name="T3"> his splendid testimony in/ behalf of the Essenes. <text:s/>He gives them preeminence/ for honesty of dealings, devotion to pious </text:span><text:span text:style-name="T1">exercises</text:span><text:span text:style-name="T3"> habits, for/ self-denial and humility, </text:span><text:span text:style-name="T1">and</text:span><text:span text:style-name="T3"> for mutual kindness and/ ready assistance. <text:s/>Another again, who was not of/ our own faith, has </text:span><text:span text:style-name="T1">added</text:span><text:span text:style-name="T3"> chronicled his favorable opinion./ <text:s/>Pliny, the elder a celebrated Roman who travelled[sic!] much/ and wrote </text:span><text:span text:style-name="T1">extensively</text:span><text:span text:style-name="T3"> </text:span><text:span text:style-name="T1">knowingly</text:span><text:span text:style-name="T3"> intelligently, admired a sect he had seen/ in Palestine. <text:s/>For, its members enjoyed a long existence/ through a conduct of perfect self-restraint and/ integrity. <text:s/>The Roman writer must doubtless </text:span><text:span text:style-name="T1">alluded</text:span><text:span text:style-name="T3"> have had reference to the Essenes./ <text:s/>Now, on hearing a body of Jews praised so greatly </text:span><text:span text:style-name="T1">praised</text:span><text:span text:style-name="T3">/ by three far-famed contemporaries who could not have copied from each other, one may feel </text:span><text:span text:style-name="T1">sur-</text:span><text:span text:style-name="T3">/ curious to learn why it did not call forth also the/ encomium of the Sages of Israel./</text:span></text:p>
      <text:p text:style-name="P6"/>
      <text:p text:style-name="P6">[Page 3]</text:p>
      <text:p text:style-name="P3"><text:span text:style-name="T3">Without citing it as a distinct sect the Mishna and/ Talmud might have pointed to some of the most noted among its followers as excep-/-tional </text:span><text:span text:style-name="T1">votaries</text:span><text:span text:style-name="T3"> representatives of the </text:span><text:span text:style-name="T1">Hebrew</text:span><text:span text:style-name="T3"> written and oral Law./ <text:s/>I hold it as my opinion that the Essenes did not com-/-mand the special attention of </text:span><text:span text:style-name="T1">the ancient</text:span><text:span text:style-name="T3"> our Rabbis, be-/-cause their leading rules could </text:span><text:span text:style-name="T1">not</text:span><text:span text:style-name="T3"> never command </text:span><text:span text:style-name="T1">an</text:span><text:span text:style-name="T3"> our Rabbis unqualified/ approval. <text:s/>Most of the Essenes lived unmarried, whereas/ Judaism encourages man to secure the domestic ties of/ wife and children; most of the Essenes devoted an undue/ portion of their time to ritual exercises and metaphysical/ speculations, whereas Judaism wishes man to be practical,/ laboring to earn a competence; most of the Essenes/ preferred </text:span><text:span text:style-name="T1">seclusion</text:span><text:span text:style-name="T3"> seclusion to social intercourse, whereas Ju-/-daism teaches man that he was created to associate/ with his neighbors. <text:s/>We may esteem the Essenes/ for their probity; we may respect them for their fidelity to/ one another, but the sages could not consistently/ have </text:span><text:span text:style-name="T1">presented</text:span><text:span text:style-name="T3"> offered them to their own disciples as models worthy of imitation./ <text:s/>I agree with the critics who argue that a sect so/ anti-Judaic in part, and so pre-Judaic on the whole, must/</text:span></text:p>
      <text:p text:style-name="P6"/>
      <text:p text:style-name="P6">[Page 4]</text:p>
      <text:p text:style-name="P3"><text:span text:style-name="T3">have sprung up during the period in which/ the land of our fathers was unhappily the foot ball/ of contending parties. <text:s/></text:span><text:span text:style-name="T1">Seeing</text:span><text:span text:style-name="T3"> To avoid a seething corruption,/ a few select</text:span><text:span text:style-name="T1">ed</text:span><text:span text:style-name="T3"> spirits may have sought </text:span><text:span text:style-name="T1">to breathe</text:span><text:span text:style-name="T3"> in isolation a/ pure atmosphere </text:span><text:span text:style-name="T1">in isolation</text:span><text:span text:style-name="T3"> <text:s/>And then the bloody strug-/-gle against Rome; </text:span><text:span text:style-name="T1">and</text:span><text:span text:style-name="T3"> the unscrupulousness of the/ fiery zealots </text:span><text:span text:style-name="T1">may have kept</text:span><text:span text:style-name="T3"> the terror of the moderate in politics, all of that may have contributed in still keeping those few </text:span><text:span text:style-name="T1">still away</text:span><text:span text:style-name="T3"> within/ </text:span><text:span text:style-name="T1">from the outside world</text:span><text:span text:style-name="T3"> a narrow sphere, to enjoy a degree of tranquillity[sic!]/ which they could not obtain in the outward world./</text:span></text:p>
      <text:p text:style-name="P3"><text:span text:style-name="T3">The appellation "Essenes" may have been applied to them/ by the people, from the </text:span><text:span text:style-name="T1">Syrian</text:span><text:span text:style-name="T3"> word Hassia [Hebrew] meaning/ </text:span><text:span text:style-name="T1">"pious"</text:span><text:span text:style-name="T3"> in Syriac, </text:span><text:span text:style-name="T1">the generally spoken</text:span><text:span text:style-name="T3"> language then generally spoken--"pious." <text:s/>Many, however, contend that we ought/ to read it </text:span><text:span text:style-name="T4">Assiac</text:span><text:span text:style-name="T5"> </text:span><text:span text:style-name="T2">[Hebrew]</text:span><text:span text:style-name="T5"> [Hebrew] which, </text:span><text:span text:style-name="T2">in the Syriac, thn gener-</text:span><text:span text:style-name="T5">/ </text:span><text:span text:style-name="T2">-ally spoken</text:span><text:span text:style-name="T5"> signified </text:span><text:span text:style-name="T2">phy</text:span><text:span text:style-name="T5"> "medical doctor," implying/ that the system </text:span><text:span text:style-name="T2">of</text:span><text:span text:style-name="T5"> governing the Essenes was a cure to diseased/ souls. <text:s/>I am strongly inclined to adopt the former/ interpretation, for the epithet of pietists, or ascetics/ fits well in its </text:span><text:span text:style-name="T2">liber</text:span><text:span text:style-name="T5"> literal sense </text:span><text:span text:style-name="T2">to</text:span><text:span text:style-name="T5"> the sect I have/ described, while that of physicians, even in its/ figurative </text:span><text:span text:style-name="T2">sense</text:span><text:span text:style-name="T5"> rendering, seems to me strained and far-/fetched. <text:s/>I acknowledge, however, that to attempt to/ decide would be an impossible undertaking./</text:span></text:p>
      <text:p text:style-name="P3"><text:span text:style-name="T5"/></text:p>
      <text:p text:style-name="P3"><text:span text:style-name="T5">[Page 5]</text:span></text:p>
      <text:p text:style-name="P3"><text:span text:style-name="T5">Besides: I dare not dwell </text:span><text:span text:style-name="T2">on a</text:span><text:span text:style-name="T5"> on any single subject of </text:span><text:span text:style-name="T2">any of</text:span><text:span text:style-name="T5"> my post-biblical/ </text:span><text:span text:style-name="T2">sketches</text:span><text:span text:style-name="T5"> short lectures </text:span><text:span text:style-name="T2">series sketches.</text:span><text:span text:style-name="T5"> <text:s/>The sect of the Essenes presents </text:span><text:span text:style-name="T2">many point</text:span><text:span text:style-name="T5"> several features/ deserving of </text:span><text:span text:style-name="T2">our</text:span><text:span text:style-name="T5"> </text:span><text:soft-page-break/><text:span text:style-name="T5">consideration, but there is another, if it may/ be proper to call it a sect--which has a primary title to/ our reflection and study, </text:span><text:span text:style-name="T2">and reflection <text:s/>For</text:span><text:span text:style-name="T5"> I must pay it some attention, for I </text:span><text:span text:style-name="T2">have</text:span><text:span text:style-name="T5"> recognize its value, since it has preserved Judaism/ to this very day. <text:s/>You have heard it often mentioned,/ but only as a term of reproach. <text:s/>The books which our neighbors,/ the Nazarenes, hold sacred, </text:span><text:span text:style-name="T2">paint</text:span><text:span text:style-name="T5"> set it forth in the/ u</text:span><text:span text:style-name="T2">g</text:span><text:span text:style-name="T5">gliest aspect. <text:s/>Its adherents are made synony-/-mous </text:span><text:span text:style-name="T2">of</text:span><text:span text:style-name="T5"> with fraud and hypocrisy. </text:span><text:span text:style-name="T2">and cheating with evil doing</text:span><text:span text:style-name="T5"> <text:s/>But you will be/ surprised to learn that the Talmud itself draws a/ picture </text:span><text:span text:style-name="T2">in as black colours and repulsive colours</text:span><text:span text:style-name="T5"> of men/ of that sect in colours as black and repulsive as </text:span><text:span text:style-name="T2">painted in</text:span><text:span text:style-name="T5"> the new Testament used. <text:s/>Look at it./ <text:s/>Here passes before us a </text:span><text:span text:style-name="T2">Schershecker Schechemite</text:span><text:span text:style-name="T5"> Shechemite Pharisee. <text:s/>The/ man returns from performing some ritual ceremony. <text:s/>He/ </text:span><text:span text:style-name="T2">wanted by it</text:span><text:span text:style-name="T5"> aimed solely to reach </text:span><text:span text:style-name="T2">some</text:span><text:span text:style-name="T5"> a selfish end. <text:s/>A </text:span><text:span text:style-name="T2">self-drag-</text:span><text:span text:style-name="T5">/</text:span><text:span text:style-name="T2">-ing</text:span><text:span text:style-name="T5"> Pharisee follows </text:span><text:span text:style-name="T2">He</text:span><text:span text:style-name="T5"> who walks close to the walls, and/ so </text:span><text:span text:style-name="T2">slow [?]</text:span><text:span text:style-name="T5"> softly, that none may notice how humble, forsooth, he is!/ <text:s/>see that Pharisee with the head bowed like a bulrush. <text:s/></text:span><text:span text:style-name="T2">The</text:span><text:span text:style-name="T5"> He/ </text:span><text:span text:style-name="T2">corners of his eyes though spy who admire his meekness.</text:span><text:span text:style-name="T5"> elbows no body--why should he, when a touch from a stranger might be </text:span><text:span text:style-name="T2">[?]</text:span><text:span text:style-name="T5"> contamination? <text:s/>Now/ we got hold of a Pharisee </text:span><text:span text:style-name="T2">who</text:span><text:span text:style-name="T5"> that cries: "People, let me know/ </text:span><text:span text:style-name="T2">my duty,</text:span><text:span text:style-name="T5"> what duty I have left undone, and I </text:span><text:span text:style-name="T4">shall</text:span><text:span text:style-name="T5"> do it." <text:s/>Then the calculating Pharisee/</text:span></text:p>
      <text:p text:style-name="P3"><text:span text:style-name="T5"/></text:p>
      <text:p text:style-name="P3"><text:span text:style-name="T5">[Page 6]</text:span></text:p>
      <text:p text:style-name="P3"><text:span text:style-name="T5">arrives. <text:s/>He has reckoned well how much profit the/ discharge of that observance will yeild[sic!], or </text:span><text:span text:style-name="T2">of</text:span><text:span text:style-name="T5"> how much/ inconvenience he will avoid by pretending to be wrapped in/ </text:span><text:span text:style-name="T2">prayer</text:span><text:span text:style-name="T5"> devotions....But are the denominations </text:span><text:span text:style-name="T2">of</text:span><text:span text:style-name="T5"> attributed to the founder/ of Christianity, and the withering rebukes </text:span><text:span text:style-name="T2">met registered</text:span><text:span text:style-name="T5"> administered/ by the </text:span><text:span text:style-name="T2">authors</text:span><text:span text:style-name="T5"> writers of the volumes </text:span><text:span text:style-name="T2">of</text:span><text:span text:style-name="T5"> which contain </text:span><text:span text:style-name="T2">Jewish traditions universal are they meant as a standard</text:span><text:span text:style-name="T5"> Jewish traditions of universal application?/ <text:s/>Are they meant as a standard to guide us in our judgment of Pharisaism? <text:s/>I un-/-hesitatingly give an emphatic negative. <text:s/>No: Pharisaism/ is sublime in its </text:span><text:span text:style-name="T2">principles</text:span><text:span text:style-name="T5"> conceptions, grand in its doctrines, but many/ who are reckoned among its disciples are hollow </text:span><text:span text:style-name="T2">and</text:span><text:span text:style-name="T5"> in their professions, false/ and wicked in their </text:span><text:span text:style-name="T2">professions</text:span><text:span text:style-name="T5"> conduct. <text:s/>Is Republicanism synonymous/ with anarchy, because </text:span><text:span text:style-name="T2">a</text:span><text:span text:style-name="T5"> numbers of </text:span><text:span text:style-name="T2">men</text:span><text:span text:style-name="T5"> those who claim/ to be under its government </text:span><text:span text:style-name="T2">are lawless and ruffianly</text:span><text:span text:style-name="T5"> would prefer bench law to judicial procedure?/ <text:s/>Hear it. <text:s/>In Pharisaism were cradled our authors, who created/ a rich and soul-elevating literature; </text:span><text:span text:style-name="T2">from</text:span><text:span text:style-name="T5"> at the breast of Pharisaism/ drew their </text:span><text:span text:style-name="T2">blood</text:span><text:span text:style-name="T5"> nurture our martyrs who left us a legacy of/ resistance to Wrong, and firmness in right. <text:s/>Love/ of country, reverence for its rulers, obedience to law, </text:span><text:span text:style-name="T2">and</text:span><text:span text:style-name="T5">/ social rectitude, charity and mercy are sentiments flowing </text:span><text:span text:style-name="T2">from</text:span><text:span text:style-name="T5"> out of Pharisaism/ and </text:span><text:span text:style-name="T2">nourishing</text:span><text:span text:style-name="T5"> permeating those who </text:span><text:span text:style-name="T2">draw</text:span><text:span text:style-name="T5"> come nigh unto it./</text:span></text:p>
      <text:p text:style-name="P3"><text:span text:style-name="T5"/></text:p>
      <text:p text:style-name="P3"><text:span text:style-name="T5">[Page 7]</text:span></text:p>
      <text:p text:style-name="P3"><text:span text:style-name="T5">Who will deny that Pharisees of broad phylacteries, and/ a broad cloak to hide their </text:span><text:span text:style-name="T2">imposture</text:span><text:span text:style-name="T5"> deformities have always existed?/ <text:s/>We all may have met those whitened sepulchres, within/ which are rotten bones. <text:s/>We all may know of men/ who pray much but ignore much, aye: they inquire wife, children, their/ surroundings and the community in which they live. <text:s/>verily/ I </text:span><text:span text:style-name="T2">tell</text:span><text:span text:style-name="T5"> say unto you, they are pestilential vapors in the nostrils of/ Pharisaism. <text:s/>This </text:span><text:span text:style-name="T2">honorable</text:span><text:span text:style-name="T5"> name </text:span><text:span text:style-name="T4">Parushim</text:span><text:span text:style-name="T5"> which </text:span><text:span text:style-name="T2">possibly</text:span><text:span text:style-name="T5"> may have/ originally conveyed the idea of </text:span><text:span text:style-name="T2">avoidance of</text:span><text:span text:style-name="T5"> remaining free from bodily/ </text:span><text:span text:style-name="T2">uncleanness</text:span><text:span text:style-name="T5"> pollution, according to the Mishnic sentence: "cleanliness leads to holiness," this honorable name has come down to later ages as significant/ of spiritual impurity, only through the pretentions[sic!] of its/ supposed adherents. <text:s/>But let </text:span><text:span text:style-name="T2">this</text:span><text:span text:style-name="T5"> an incontestable fact be borne/ in mind. <text:s/>The Pharisees have always constituted the/ bulk of </text:span><text:span text:style-name="T2">of</text:span><text:span text:style-name="T5"> our people, whereas other sects never counted/ vast multitudes. <text:s/>Among millions, there may be/ hundreds who prove themselves unrighteous and worthless, still one score/ among thousands, will more than counterbalance those/ hundreds. <text:s/>If the testimony of Josephus who asserts that/ the </text:span><text:span text:style-name="T2">controlling</text:span><text:span text:style-name="T5"> leading principles of the Pharisees were to live </text:span><text:span text:style-name="T2">sparingly</text:span><text:span text:style-name="T5"> moderately,/ to shun wantonness, to exercise self-control and forbearance,/ be discredited as one-sided and biased; if the </text:span><text:span text:style-name="T2">evidence of</text:span><text:span text:style-name="T5">/ historical fact </text:span><text:span text:style-name="T2">which shows</text:span><text:span text:style-name="T5"> that </text:span><text:span text:style-name="T2">John Hyracam</text:span><text:span text:style-name="T5"> Alexander Jo'nneus, repented on his/</text:span></text:p>
      <text:p text:style-name="P3"><text:soft-page-break/><text:span text:style-name="T5"/></text:p>
      <text:p text:style-name="P3"><text:span text:style-name="T5">[Page 8]</text:span></text:p>
      <text:p text:style-name="P3"><text:span text:style-name="T5">death-bed of having </text:span><text:span text:style-name="T2">joined, in a fit of anger,</text:span><text:span text:style-name="T5"> favored the sect/ of Sadducees who rejected the doctrines of </text:span><text:span text:style-name="T2">Gods providence</text:span><text:span text:style-name="T5"> Divine prescience,/ personal accountability and a hereafter, and that he begged/ of his wife, queen Alexandria, to conciliate again the God-trusting pharisees,/ be interpreted as a stroke of policy, then I shall call/ in </text:span><text:span text:style-name="T2">the evidence of</text:span><text:span text:style-name="T5"> the most pronounced opponent of the/ Pharisees--even the man of Nazareth. <text:s/></text:span><text:span text:style-name="T2">Addressing</text:span><text:span text:style-name="T5"> He shall give/ </text:span><text:span text:style-name="T2">a sermon</text:span><text:span text:style-name="T5"> his evidence against his will. <text:s/>Addressing/ his disciples, </text:span><text:span text:style-name="T2">he</text:span><text:span text:style-name="T5"> the founder of Christianity said: "The scribes and Pharisees sit in/ Moses' seat. <text:s/>All therefore that they bid you observe,/ that observed an do." <text:s/>And what is in very deed/ that which a </text:span><text:span text:style-name="T2">veritable</text:span><text:span text:style-name="T5"> genuine representative of Pharisaism/ bids us all to do? <text:s/>The Nazarene quoted it, without/ crediting it to the right source. <text:s/>"All things what-/-soever ye would that men should do to you, do ye/ even so to them: for this is the law </text:span><text:span text:style-name="T2">of</text:span><text:span text:style-name="T5"> and the prophets."/ <text:s/>Have you not recognized the origin of that maxim? <text:s/>It is the/ creation of a Pharisee, aye: </text:span><text:span text:style-name="T2">of</text:span><text:span text:style-name="T5"> a Pharisee of Pharisees, the immortal chief of/ the schools of </text:span><text:span text:style-name="T2">Pharisees</text:span><text:span text:style-name="T5"> Judea--our Hillel, the/ lover of his kind, the </text:span><text:span text:style-name="T2">lowly</text:span><text:span text:style-name="T5"> good and </text:span><text:span text:style-name="T2">the</text:span><text:span text:style-name="T5"> true Pharise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4T15:15:08.26</meta:creation-date>
    <dc:date>2012-12-05T11:50:44.55</dc:date>
    <meta:editing-duration>PT53M13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81" meta:word-count="2006" meta:character-count="12603"/>
  </office:meta>
</office:document-meta>
</file>